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cfef9" officeooo:paragraph-rsid="000cfef9"/>
    </style:style>
    <style:style style:name="P2" style:family="paragraph" style:parent-style-name="Standard">
      <style:paragraph-properties fo:text-align="center" style:justify-single-word="false"/>
      <style:text-properties fo:font-size="14pt" officeooo:rsid="000e2466" officeooo:paragraph-rsid="000e2466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16e07" officeooo:paragraph-rsid="00116e07" style:font-size-asian="12.25pt" style:font-size-complex="14pt"/>
    </style:style>
    <style:style style:name="P4" style:family="paragraph" style:parent-style-name="Standard">
      <style:paragraph-properties fo:text-align="center" style:justify-single-word="false" fo:break-before="page"/>
      <style:text-properties fo:font-size="14pt" officeooo:rsid="000e2466" officeooo:paragraph-rsid="000e2466" style:font-size-asian="12.25pt" style:font-size-complex="14pt"/>
    </style:style>
    <style:style style:name="P5" style:family="paragraph" style:parent-style-name="Standard">
      <style:paragraph-properties fo:text-align="center" style:justify-single-word="false" fo:break-before="page"/>
      <style:text-properties fo:font-size="14pt" officeooo:rsid="00116e07" officeooo:paragraph-rsid="00116e07" style:font-size-asian="12.25pt" style:font-size-complex="14pt"/>
    </style:style>
    <style:style style:name="fr1" style:family="graphic" style:parent-style-name="OLE">
      <style:graphic-properties style:vertical-pos="from-top" style:vertical-rel="paragraph" style:horizontal-pos="from-left" style:horizontal-rel="paragraph" fo:padding="0.0201in" fo:border="0.06pt solid #000000" style:shadow="none" draw:shadow-opacity="100%" draw:ole-draw-aspect="1"/>
    </style:style>
    <style:style style:name="fr2" style:family="graphic" style:parent-style-name="OLE">
      <style:graphic-properties style:horizontal-pos="center" style:horizontal-rel="paragraph" fo:padding="0.0201in" fo:border="0.06pt solid #000000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m Jones</text:p>
      <text:p text:style-name="P1">Kaitlyn Cason</text:p>
      <text:p text:style-name="P1"/>
      <text:p text:style-name="P2">CS111 Lab 4 Graphs</text:p>
      <text:p text:style-name="P2"/>
      <text:p text:style-name="P2">Part 1</text:p>
      <text:p text:style-name="P2"/>
      <text:p text:style-name="P2"><draw:frame draw:style-name="fr1" draw:name="Object1" text:anchor-type="paragraph" svg:x="0.2339in" svg:y="0.0346in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1" draw:name="Object2" text:anchor-type="paragraph" svg:x="0.2465in" svg:y="0.1571in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2"/>
      <text:p text:style-name="P2"><draw:frame draw:style-name="fr2" draw:name="Object3" text:anchor-type="paragraph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><draw:frame draw:style-name="fr2" draw:name="Object4" text:anchor-type="paragraph" svg:width="6.2992in" svg:height="3.54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<draw:frame draw:style-name="fr1" draw:name="Object5" text:anchor-type="paragraph" svg:x="0.3508in" svg:y="0.4071in" svg:width="6.2992in" svg:height="3.5429in" draw:z-index="4"><draw:object xlink:href="./Object 5" xlink:type="simple" xlink:show="embed" xlink:actuate="onLoad"/><draw:image xlink:href="./ObjectReplacements/Object 5" xlink:type="simple" xlink:show="embed" xlink:actuate="onLoad"/></draw:frame><text:soft-page-break/></text:p>
      <text:p text:style-name="P2"/>
      <text:p text:style-name="P3">Part 2</text:p>
      <text:p text:style-name="P3"/>
      <text:p text:style-name="P3"><draw:frame draw:style-name="fr1" draw:name="Object6" text:anchor-type="paragraph" svg:x="0.3134in" svg:y="0.0252in" svg:width="6.2992in" svg:height="3.5429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5"/>
      <text:p text:style-name="P3"><draw:frame draw:style-name="fr2" draw:name="Object7" text:anchor-type="paragraph" svg:width="6.2992in" svg:height="3.5429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2" draw:name="Object8" text:anchor-type="paragraph" svg:width="6.2992in" svg:height="3.5429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3"><draw:frame draw:style-name="fr1" draw:name="Object9" text:anchor-type="paragraph" svg:x="0.3035in" svg:y="0.4626in" svg:width="6.2992in" svg:height="3.5429in" draw:z-index="8"><draw:object xlink:href="./Object 9" xlink:type="simple" xlink:show="embed" xlink:actuate="onLoad"/><draw:image xlink:href="./ObjectReplacements/Object 9" xlink:type="simple" xlink:show="embed" xlink:actuate="onLoad"/></draw:frame><text:soft-page-break/></text:p>
      <text:p text:style-name="P3"/>
      <text:p text:style-name="P3"/>
      <text:p text:style-name="P3"/>
      <text:p text:style-name="P3"><draw:frame draw:style-name="fr2" draw:name="Object10" text:anchor-type="paragraph" svg:width="6.2992in" svg:height="3.5429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5"/>
      <text:p text:style-name="P3"><draw:frame draw:style-name="fr2" draw:name="Object11" text:anchor-type="paragraph" svg:width="6.2992in" svg:height="3.5429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3"><draw:frame draw:style-name="fr1" draw:name="Object12" text:anchor-type="paragraph" svg:x="0.3134in" svg:y="0.2272in" svg:width="6.2992in" svg:height="3.5429in" draw:z-index="11"><draw:object xlink:href="./Object 12" xlink:type="simple" xlink:show="embed" xlink:actuate="onLoad"/><draw:image xlink:href="./ObjectReplacements/Object 1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8:29:02.071109275</meta:creation-date>
    <meta:generator>LibreOffice/4.2.8.2$Linux_X86_64 LibreOffice_project/420m0$Build-2</meta:generator>
    <dc:date>2016-03-10T18:34:21.644004570</dc:date>
    <meta:editing-duration>PT4M17S</meta:editing-duration>
    <meta:editing-cycles>16</meta:editing-cycles>
    <meta:document-statistic meta:table-count="0" meta:image-count="0" meta:object-count="12" meta:page-count="6" meta:paragraph-count="5" meta:word-count="12" meta:character-count="53" meta:non-whitespace-character-count="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94cm" svg:height="8.893cm" xlink:href="." xlink:type="simple" chart:class="chart:scatter" chart:style-name="ch1">
        <chart:title svg:x="4.887cm" svg:y="0.313cm" chart:style-name="ch2">
          <text:p>Single Threaded Average Cost</text:p>
        </chart:title>
        <chart:plot-area chart:style-name="ch3" chart:data-source-has-labels="both" svg:x="1.328cm" svg:y="1.295cm" svg:width="14.249cm" svg:height="6.44cm">
          <chartooo:coordinate-region svg:x="2.875cm" svg:y="1.494cm" svg:width="12.33cm" svg:height="5.594cm"/>
          <chart:axis chart:dimension="x" chart:name="primary-x" chart:style-name="ch4" chartooo:axis-type="auto">
            <chart:title svg:x="6.94cm" svg:y="7.912cm" chart:style-name="ch5">
              <text:p>Number of Iterations</text:p>
            </chart:title>
            <chart:categories table:cell-range-address="local-table.$A$2:.$A$12"/>
            <chart:grid chart:style-name="ch6" chart:class="major"/>
          </chart:axis>
          <chart:axis chart:dimension="y" chart:name="primary-y" chart:style-name="ch7">
            <chart:title svg:x="0.451cm" svg:y="6.49cm" chart:style-name="ch8">
              <text:p>Avg cost per operation (ns)</text:p>
            </chart:title>
            <chart:grid chart:style-name="ch6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g cost per operation (ns)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10479">
                <text:p>11047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510">
                <text:p>1151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94cm" svg:height="8.893cm" xlink:href="." xlink:type="simple" chart:class="chart:scatter" chart:style-name="ch1">
        <chart:title svg:x="4.583cm" svg:y="0.313cm" chart:style-name="ch2">
          <text:p>Unprotected Sublist Performance</text:p>
        </chart:title>
        <chart:subtitle svg:x="6.713cm" svg:y="1.295cm" chart:style-name="ch3">
          <text:p>100 Iterations</text:p>
        </chart:subtitle>
        <chart:plot-area chart:style-name="ch4" chart:data-source-has-labels="both" svg:x="1.328cm" svg:y="2.181cm" svg:width="14.249cm" svg:height="5.554cm">
          <chartooo:coordinate-region svg:x="2.135cm" svg:y="2.38cm" svg:width="13.202cm" svg:height="4.708cm"/>
          <chart:axis chart:dimension="x" chart:name="primary-x" chart:style-name="ch5" chartooo:axis-type="auto">
            <chart:title svg:x="6.675cm" svg:y="7.912cm" chart:style-name="ch6">
              <text:p>Ratio of Threads to Lists</text:p>
            </chart:title>
            <chart:categories table:cell-range-address="local-table.$A$2:.$A$12"/>
            <chart:grid chart:style-name="ch7" chart:class="major"/>
          </chart:axis>
          <chart:axis chart:dimension="y" chart:name="primary-y" chart:style-name="ch5">
            <chart:title svg:x="0.451cm" svg:y="6.709cm" chart:style-name="ch8">
              <text:p>Time per Operation (ns)</text:p>
            </chart:title>
            <chart:grid chart:style-name="ch7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5">
                <text:p>0.125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101.6">
                <text:p>101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94cm" svg:height="8.893cm" xlink:href="." xlink:type="simple" chart:class="chart:scatter" chart:style-name="ch1">
        <chart:title svg:x="5.178cm" svg:y="0.313cm" chart:style-name="ch2">
          <text:p>Mutex Sublist Performance</text:p>
        </chart:title>
        <chart:subtitle svg:x="5.641cm" svg:y="1.295cm" chart:style-name="ch3">
          <text:p>100 Iterations, 10 Threads</text:p>
        </chart:subtitle>
        <chart:plot-area chart:style-name="ch4" chart:data-source-has-labels="both" svg:x="1.328cm" svg:y="2.181cm" svg:width="14.249cm" svg:height="5.554cm">
          <chartooo:coordinate-region svg:x="2.135cm" svg:y="2.38cm" svg:width="13.255cm" svg:height="4.708cm"/>
          <chart:axis chart:dimension="x" chart:name="primary-x" chart:style-name="ch5" chartooo:axis-type="auto">
            <chart:title svg:x="6.675cm" svg:y="7.912cm" chart:style-name="ch6">
              <text:p>Ratio of Threads to Lists</text:p>
            </chart:title>
            <chart:categories table:cell-range-address="local-table.$A$2:.$A$12"/>
            <chart:grid chart:style-name="ch7" chart:class="major"/>
          </chart:axis>
          <chart:axis chart:dimension="y" chart:name="primary-y" chart:style-name="ch5">
            <chart:title svg:x="0.451cm" svg:y="6.709cm" chart:style-name="ch8">
              <text:p>Time per Operation (ns)</text:p>
            </chart:title>
            <chart:grid chart:style-name="ch7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689.2">
                <text:p>689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558.2">
                <text:p>558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338.2">
                <text:p>338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24.2">
                <text:p>224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158.8">
                <text:p>15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57.2">
                <text:p>15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06.8">
                <text:p>106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1.8">
                <text:p>31.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94cm" svg:height="8.893cm" xlink:href="." xlink:type="simple" chart:class="chart:scatter" chart:style-name="ch1">
        <chart:title svg:x="4.94cm" svg:y="0.313cm" chart:style-name="ch2">
          <text:p>Spinlock Sublist Performance</text:p>
        </chart:title>
        <chart:subtitle svg:x="5.641cm" svg:y="1.295cm" chart:style-name="ch3">
          <text:p>100 Iterations, 10 Threads</text:p>
        </chart:subtitle>
        <chart:plot-area chart:style-name="ch4" chart:data-source-has-labels="both" svg:x="1.328cm" svg:y="2.181cm" svg:width="14.249cm" svg:height="5.554cm">
          <chartooo:coordinate-region svg:x="2.135cm" svg:y="2.38cm" svg:width="13.255cm" svg:height="4.708cm"/>
          <chart:axis chart:dimension="x" chart:name="primary-x" chart:style-name="ch5" chartooo:axis-type="auto">
            <chart:title svg:x="6.675cm" svg:y="7.912cm" chart:style-name="ch6">
              <text:p>Ratio of Threads to Lists</text:p>
            </chart:title>
            <chart:categories table:cell-range-address="local-table.$A$2:.$A$12"/>
            <chart:grid chart:style-name="ch7" chart:class="major"/>
          </chart:axis>
          <chart:axis chart:dimension="y" chart:name="primary-y" chart:style-name="ch5">
            <chart:title svg:x="0.451cm" svg:y="6.709cm" chart:style-name="ch8">
              <text:p>Time per Operation (ns)</text:p>
            </chart:title>
            <chart:grid chart:style-name="ch7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400.4">
                <text:p>400.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87.8">
                <text:p>28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5.4">
                <text:p>165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25.2">
                <text:p>125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2.8">
                <text:p>82.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94cm" svg:height="8.893cm" xlink:href="." xlink:type="simple" chart:class="chart:scatter" chart:style-name="ch1">
        <chart:title svg:x="5.324cm" svg:y="0.313cm" chart:style-name="ch2">
          <text:p>Unprotected Performance</text:p>
        </chart:title>
        <chart:subtitle svg:x="6.501cm" svg:y="1.295cm" chart:style-name="ch3">
          <text:p>10000 Iterations</text:p>
        </chart:subtitle>
        <chart:plot-area chart:style-name="ch4" chart:data-source-has-labels="both" svg:x="1.328cm" svg:y="2.181cm" svg:width="14.249cm" svg:height="5.554cm">
          <chartooo:coordinate-region svg:x="2.135cm" svg:y="2.38cm" svg:width="13.256cm" svg:height="4.708cm"/>
          <chart:axis chart:dimension="x" chart:name="primary-x" chart:style-name="ch5" chartooo:axis-type="auto">
            <chart:title svg:x="7.019cm" svg:y="7.912cm" chart:style-name="ch6">
              <text:p>Number of Threads</text:p>
            </chart:title>
            <chart:categories table:cell-range-address="local-table.$A$2:.$A$11"/>
            <chart:grid chart:style-name="ch7" chart:class="major"/>
          </chart:axis>
          <chart:axis chart:dimension="y" chart:name="primary-y" chart:style-name="ch5">
            <chart:title svg:x="0.451cm" svg:y="6.933cm" chart:style-name="ch8">
              <text:p>Avg cost per operation (ns)</text:p>
            </chart:title>
            <chart:grid chart:style-name="ch7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94cm" svg:height="8.893cm" xlink:href="." xlink:type="simple" chart:class="chart:scatter" chart:style-name="ch1">
        <chart:title svg:x="5.919cm" svg:y="0.313cm" chart:style-name="ch2">
          <text:p>Mutex Performance</text:p>
        </chart:title>
        <chart:subtitle svg:x="6.501cm" svg:y="1.295cm" chart:style-name="ch3">
          <text:p>10000 Iterations</text:p>
        </chart:subtitle>
        <chart:plot-area chart:style-name="ch4" chart:data-source-has-labels="both" svg:x="1.328cm" svg:y="2.181cm" svg:width="14.249cm" svg:height="5.554cm">
          <chartooo:coordinate-region svg:x="2.32cm" svg:y="2.38cm" svg:width="13.07cm" svg:height="4.708cm"/>
          <chart:axis chart:dimension="x" chart:name="primary-x" chart:style-name="ch5" chartooo:axis-type="auto">
            <chart:title svg:x="7.019cm" svg:y="7.912cm" chart:style-name="ch6">
              <text:p>Number of Threads</text:p>
            </chart:title>
            <chart:categories table:cell-range-address="local-table.$A$2:.$A$11"/>
            <chart:grid chart:style-name="ch7" chart:class="major"/>
          </chart:axis>
          <chart:axis chart:dimension="y" chart:name="primary-y" chart:style-name="ch5">
            <chart:title svg:x="0.451cm" svg:y="6.933cm" chart:style-name="ch8">
              <text:p>Avg cost per operation (ns)</text:p>
            </chart:title>
            <chart:grid chart:style-name="ch7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94cm" svg:height="8.893cm" xlink:href="." xlink:type="simple" chart:class="chart:scatter" chart:style-name="ch1">
        <chart:title svg:x="5.602cm" svg:y="0.313cm" chart:style-name="ch2">
          <text:p>Spin-lock Performance</text:p>
        </chart:title>
        <chart:subtitle svg:x="6.501cm" svg:y="1.295cm" chart:style-name="ch3">
          <text:p>10000 Iterations</text:p>
        </chart:subtitle>
        <chart:plot-area chart:style-name="ch4" chart:data-source-has-labels="both" svg:x="1.328cm" svg:y="2.181cm" svg:width="14.249cm" svg:height="5.554cm">
          <chartooo:coordinate-region svg:x="2.32cm" svg:y="2.38cm" svg:width="13.07cm" svg:height="4.708cm"/>
          <chart:axis chart:dimension="x" chart:name="primary-x" chart:style-name="ch5" chartooo:axis-type="auto">
            <chart:title svg:x="7.019cm" svg:y="7.912cm" chart:style-name="ch6">
              <text:p>Number of Threads</text:p>
            </chart:title>
            <chart:categories table:cell-range-address="local-table.$A$2:.$A$10"/>
            <chart:grid chart:style-name="ch7" chart:class="major"/>
          </chart:axis>
          <chart:axis chart:dimension="y" chart:name="primary-y" chart:style-name="ch5">
            <chart:title svg:x="0.451cm" svg:y="6.933cm" chart:style-name="ch8">
              <text:p>Avg cost per operation (ns)</text:p>
            </chart:title>
            <chart:grid chart:style-name="ch7" chart:class="major"/>
          </chart:axis>
          <chart:series chart:style-name="ch9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94cm" svg:height="8.893cm" xlink:href="." xlink:type="simple" chart:class="chart:scatter" chart:style-name="ch1">
        <chart:title svg:x="4.596cm" svg:y="0.313cm" chart:style-name="ch2">
          <text:p>Compare and Swap Performance</text:p>
        </chart:title>
        <chart:subtitle svg:x="6.501cm" svg:y="1.295cm" chart:style-name="ch3">
          <text:p>10000 Iterations</text:p>
        </chart:subtitle>
        <chart:plot-area chart:style-name="ch4" chart:data-source-has-labels="both" svg:x="1.328cm" svg:y="2.181cm" svg:width="14.249cm" svg:height="5.554cm">
          <chartooo:coordinate-region svg:x="2.135cm" svg:y="2.38cm" svg:width="13.255cm" svg:height="4.708cm"/>
          <chart:axis chart:dimension="x" chart:name="primary-x" chart:style-name="ch5" chartooo:axis-type="auto">
            <chart:title svg:x="7.019cm" svg:y="7.912cm" chart:style-name="ch6">
              <text:p>Number of Threads</text:p>
            </chart:title>
            <chart:categories table:cell-range-address="local-table.$A$2:.$A$10"/>
            <chart:grid chart:style-name="ch7" chart:class="major"/>
          </chart:axis>
          <chart:axis chart:dimension="y" chart:name="primary-y" chart:style-name="ch5">
            <chart:title svg:x="0.451cm" svg:y="6.933cm" chart:style-name="ch8">
              <text:p>Avg cost per operation (ns)</text:p>
            </chart:title>
            <chart:grid chart:style-name="ch7" chart:class="major"/>
          </chart:axis>
          <chart:series chart:style-name="ch9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73">
                <text:p>1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94cm" svg:height="8.893cm" xlink:href="." xlink:type="simple" chart:class="chart:scatter" chart:style-name="ch1">
        <chart:title svg:x="4.49cm" svg:y="0.313cm" chart:style-name="ch2">
          <text:p>Single Threaded Time per Iteration</text:p>
        </chart:title>
        <chart:plot-area chart:style-name="ch3" chart:data-source-has-labels="both" svg:x="1.328cm" svg:y="1.295cm" svg:width="14.249cm" svg:height="6.44cm">
          <chartooo:coordinate-region svg:x="2.69cm" svg:y="1.494cm" svg:width="12.422cm" svg:height="5.594cm"/>
          <chart:axis chart:dimension="x" chart:name="primary-x" chart:style-name="ch4" chartooo:axis-type="auto">
            <chart:title svg:x="6.94cm" svg:y="7.912cm" chart:style-name="ch5">
              <text:p>Number of Iterations</text:p>
            </chart:title>
            <chart:categories table:cell-range-address="local-table.$A$2:.$A$15"/>
            <chart:grid chart:style-name="ch6" chart:class="major"/>
          </chart:axis>
          <chart:axis chart:dimension="y" chart:name="primary-y" chart:style-name="ch7">
            <chart:title svg:x="0.451cm" svg:y="6.266cm" chart:style-name="ch8">
              <text:p>Time per Operation (ns)</text:p>
            </chart:title>
            <chart:grid chart:style-name="ch6" chart:class="major"/>
          </chart:axis>
          <chart:series chart:style-name="ch9" chart:values-cell-range-address="local-table.$C$2:.$C$15" chart:label-cell-address="local-table.$C$1" chart:class="chart:scatter">
            <chart:domain table:cell-range-address="local-table.$B$2:.$B$15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per Operation (n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4336">
                <text:p>943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0">
                <text:p>75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">
                <text:p>10000</text:p>
              </table:table-cell>
              <table:table-cell office:value-type="float" office:value="8.5">
                <text:p>8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94cm" svg:height="8.893cm" xlink:href="." xlink:type="simple" chart:class="chart:scatter" chart:style-name="ch1">
        <chart:title svg:x="5.324cm" svg:y="0.313cm" chart:style-name="ch2">
          <text:p>Unprotected Performance</text:p>
        </chart:title>
        <chart:subtitle svg:x="6.713cm" svg:y="1.295cm" chart:style-name="ch3">
          <text:p>100 Iterations</text:p>
        </chart:subtitle>
        <chart:plot-area chart:style-name="ch4" chart:data-source-has-labels="both" svg:x="1.328cm" svg:y="2.181cm" svg:width="14.249cm" svg:height="5.554cm">
          <chartooo:coordinate-region svg:x="1.949cm" svg:y="2.38cm" svg:width="13.534cm" svg:height="4.708cm"/>
          <chart:axis chart:dimension="x" chart:name="primary-x" chart:style-name="ch5" chartooo:axis-type="auto">
            <chart:title svg:x="7.019cm" svg:y="7.912cm" chart:style-name="ch6">
              <text:p>Number of Threads</text:p>
            </chart:title>
            <chart:categories table:cell-range-address="local-table.$A$2:.$A$2"/>
            <chart:grid chart:style-name="ch7" chart:class="major"/>
          </chart:axis>
          <chart:axis chart:dimension="y" chart:name="primary-y" chart:style-name="ch5">
            <chart:title svg:x="0.451cm" svg:y="6.709cm" chart:style-name="ch8">
              <text:p>Time per Operation (ns)</text:p>
            </chart:title>
            <chart:grid chart:style-name="ch7" chart:class="major"/>
          </chart:axis>
          <chart:series chart:style-name="ch9" chart:values-cell-range-address="local-table.$C$2:.$C$2" chart:label-cell-address="local-table.$C$1" chart:class="chart:scatter">
            <chart:domain table:cell-range-address="local-table.$B$2:.$B$2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per Operation (ns)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4.6">
                <text:p>24.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94cm" svg:height="8.893cm" xlink:href="." xlink:type="simple" chart:class="chart:scatter" chart:style-name="ch1">
        <chart:title svg:x="5.998cm" svg:y="0.313cm" chart:style-name="ch2">
          <text:p>Mutex Perfomance</text:p>
        </chart:title>
        <chart:subtitle svg:x="6.713cm" svg:y="1.295cm" chart:style-name="ch3">
          <text:p>100 Iterations</text:p>
        </chart:subtitle>
        <chart:plot-area chart:style-name="ch4" chart:data-source-has-labels="both" svg:x="1.328cm" svg:y="2.181cm" svg:width="14.249cm" svg:height="5.554cm">
          <chartooo:coordinate-region svg:x="2.135cm" svg:y="2.38cm" svg:width="13.256cm" svg:height="4.708cm"/>
          <chart:axis chart:dimension="x" chart:name="primary-x" chart:style-name="ch5" chartooo:axis-type="auto">
            <chart:title svg:x="7.019cm" svg:y="7.912cm" chart:style-name="ch6">
              <text:p>Number of Threads</text:p>
            </chart:title>
            <chart:categories table:cell-range-address="local-table.$A$2:.$A$12"/>
            <chart:grid chart:style-name="ch7" chart:class="major"/>
          </chart:axis>
          <chart:axis chart:dimension="y" chart:name="primary-y" chart:style-name="ch5">
            <chart:title svg:x="0.451cm" svg:y="6.709cm" chart:style-name="ch8">
              <text:p>Time per Operation (ns)</text:p>
            </chart:title>
            <chart:grid chart:style-name="ch7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11.8">
                <text:p>11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5.4">
                <text:p>13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43.6">
                <text:p>14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68.2">
                <text:p>16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21.6">
                <text:p>221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31.8">
                <text:p>231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94cm" svg:height="8.893cm" xlink:href="." xlink:type="simple" chart:class="chart:scatter" chart:style-name="ch1">
        <chart:title svg:x="5.681cm" svg:y="0.313cm" chart:style-name="ch2">
          <text:p>Spinlock Performance</text:p>
        </chart:title>
        <chart:subtitle svg:x="6.713cm" svg:y="1.295cm" chart:style-name="ch3">
          <text:p>100 Iterations</text:p>
        </chart:subtitle>
        <chart:plot-area chart:style-name="ch4" chart:data-source-has-labels="both" svg:x="1.328cm" svg:y="2.181cm" svg:width="14.249cm" svg:height="5.554cm">
          <chartooo:coordinate-region svg:x="2.505cm" svg:y="2.38cm" svg:width="12.886cm" svg:height="4.708cm"/>
          <chart:axis chart:dimension="x" chart:name="primary-x" chart:style-name="ch5" chartooo:axis-type="auto">
            <chart:title svg:x="7.019cm" svg:y="7.912cm" chart:style-name="ch6">
              <text:p>Number of Threads</text:p>
            </chart:title>
            <chart:categories table:cell-range-address="local-table.$A$2:.$A$12"/>
            <chart:grid chart:style-name="ch7" chart:class="major"/>
          </chart:axis>
          <chart:axis chart:dimension="y" chart:name="primary-y" chart:style-name="ch5">
            <chart:title svg:x="0.451cm" svg:y="6.709cm" chart:style-name="ch8">
              <text:p>Time per Operation (ns)</text:p>
            </chart:title>
            <chart:grid chart:style-name="ch7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14.8">
                <text:p>11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041.4">
                <text:p>104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218.6">
                <text:p>321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519.6">
                <text:p>451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541">
                <text:p>8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0337">
                <text:p>103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3770">
                <text:p>1377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